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Here is a list summarizing the waveform components of a normal EKG tracing (Lead II): </text:p>
      <text:p text:style-name="Standard">•<text:tab/>P wave: <text:s/></text:p>
      <text:p text:style-name="Standard">•<text:tab/>First deflection </text:p>
      <text:p text:style-name="Standard">•<text:tab/>Normally positive (upward) </text:p>
      <text:p text:style-name="Standard">•<text:tab/>Indicates atrial depolarization </text:p>
      <text:p text:style-name="Standard">•<text:tab/>QRS complex: <text:s/></text:p>
      <text:p text:style-name="Standard">•<text:tab/>Follows the P wave </text:p>
      <text:p text:style-name="Standard">•<text:tab/>Begins with a downward deflection (Q wave) </text:p>
      <text:p text:style-name="Standard">•<text:tab/>Followed by a larger upward deflection (R wave) </text:p>
      <text:p text:style-name="Standard">•<text:tab/>Ends with a downward deflection (S wave) </text:p>
      <text:p text:style-name="Standard">•<text:tab/>Represents ventricular depolarization and contraction </text:p>
      <text:p text:style-name="Standard">•<text:tab/>T wave: <text:s/></text:p>
      <text:p text:style-name="Standard">•<text:tab/>Normally a modest upward waveform </text:p>
      <text:p text:style-name="Standard">•<text:tab/>Represents ventricular repolarization </text:p>
      <text:p text:style-name="Standard">•<text:tab/>U wave: <text:s/></text:p>
      <text:p text:style-name="Standard">•<text:tab/>Indicates the recovery of the Purkinje conduction fibers </text:p>
      <text:p text:style-name="Standard">•<text:tab/>May not be observable </text:p>
      <text:p text:style-name="Standard">--------------------------------------------------</text:p>
      <text:p text:style-name="Standard"><text:s/></text:p>
      <text:p text:style-name="Standard">Rhythm</text:p>
      <text:p text:style-name="Standard">•<text:tab/>Regular sinus rhythm</text:p>
      <text:p text:style-name="Standard">•<text:tab/>P waves present and upright in leads I, II, aVF, and V4 – V6</text:p>
      <text:p text:style-name="Standard">•<text:tab/>P waves inverted in lead aVR</text:p>
      <text:p text:style-name="Standard">Rate</text:p>
      <text:p text:style-name="Standard">•<text:tab/>Normal range: 60 – 100 bpm</text:p>
      <text:p text:style-name="Standard">P wave</text:p>
      <text:p text:style-name="Standard">•<text:tab/>Smooth, rounded shape</text:p>
      <text:p text:style-name="Standard">•<text:tab/>Monophasic in lead II</text:p>
      <text:p text:style-name="Standard">•<text:tab/>Biphasic in V1</text:p>
      <text:p text:style-name="Standard">•<text:tab/>Duration: &lt;0.12 secs</text:p>
      <text:p text:style-name="Standard">•<text:tab/>Amplitude: &lt;2.5 mm</text:p>
      <text:p text:style-name="Standard"><text:s/>1.</text:p>
      <text:p text:style-name="Standard">PR interval</text:p>
      <text:p text:style-name="Standard">•<text:tab/>Normal range: 0.12 – 0.20 secs</text:p>
      <text:p text:style-name="Standard">QRS complex</text:p>
      <text:p text:style-name="Standard">•<text:tab/>Duration: &lt;0.12 secs</text:p>
      <text:p text:style-name="Standard">•<text:tab/>Narrow and sharp appearance</text:p>
      <text:p text:style-name="Standard">•<text:tab/>Amplitude greater than P wave</text:p>
      <text:p text:style-name="Standard">ST segment</text:p>
      <text:p text:style-name="Standard">•<text:tab/>Isoelectric (flat) baseline</text:p>
      <text:p text:style-name="Standard">•<text:tab/>No elevation or depression</text:p>
      <text:p text:style-name="Standard">•<text:tab/>Usually horizontal or upsloping in all leads</text:p>
      <text:p text:style-name="Standard">T wave</text:p>
      <text:p text:style-name="Standard">•<text:tab/>Upright and symmetric in most leads, except aVR and V1</text:p>
      <text:p text:style-name="Standard">•<text:tab/>Amplitude: &lt;5 mm in limb leads (i.e., leads I, II, III, aVR, aVL, aVF)</text:p>
      <text:p text:style-name="Standard">•<text:tab/>Typically deflects same direction as QRS complex</text:p>
      <text:p text:style-name="Standard">•<text:tab/>Note. Changes in T wave morphology can indicate various benign or pathologic myocardial conditions</text:p>
      <text:p text:style-name="Standard"><text:soft-page-break/>QT interval</text:p>
      <text:p text:style-name="Standard">•<text:tab/>Corrected QT interval (QTc): &lt;0.44 secs in men or &lt;0.46 secs in women</text:p>
      <text:p text:style-name="Standard">•<text:tab/>A normal QT is less than half the preceding R-R interval</text:p>
      <text:p text:style-name="Standard">Electrical axis</text:p>
      <text:p text:style-name="Standard">•<text:tab/>Normal QRS axis is between –30º and 90º</text:p>
      <text:p text:style-name="Standard">Voltage</text:p>
      <text:p text:style-name="Standard">•<text:tab/>Normal R wave progression from V1 to V6</text:p>
      <text:p text:style-name="Standard">•<text:tab/>No abnormally tall or deep waves across all leads</text:p>
      <text:p text:style-name="Standard">Intervals and segments</text:p>
      <text:p text:style-name="Standard">•<text:tab/>Consistent PR, QRS, and QT intervals across all leads</text:p>
      <text:p text:style-name="Standard"><text:s/></text:p>
      <text:p text:style-name="Standard"><text:s/></text:p>
      <text:p text:style-name="Standard"><text:s/></text:p>
      <text:p text:style-name="Standard">Steps to Interpret 12-Lead EKGs</text:p>
      <text:p text:style-name="Standard">1. Is the rhythm regular or irregular?</text:p>
      <text:p text:style-name="Standard">•<text:tab/>Determine if the rhythm is regular or irregular by examining the consistency of the R-R intervals</text:p>
      <text:p text:style-name="Standard">•<text:tab/>Look for patterns that might indicate atrial fibrillation, atrial flutter, or other arrhythmias</text:p>
      <text:p text:style-name="Standard">2. Measure the heart rate</text:p>
      <text:p text:style-name="Standard">•<text:tab/>Use the rapid estimation or 1500 method for regular rhythms</text:p>
      <text:p text:style-name="Standard">•<text:tab/>For irregular rhythms, calculate the heart rate range between the shortest and longest R-R intervals using the 1500 method</text:p>
      <text:p text:style-name="Standard">3. Evaluate the P waves</text:p>
      <text:p text:style-name="Standard">•<text:tab/>Check if there is a P wave before each QRS complex, indicating atrial depolarization</text:p>
      <text:p text:style-name="Standard">•<text:tab/>Assess the morphology and consistency of P waves across different leads</text:p>
      <text:p text:style-name="Standard">4. Examine the PR interval</text:p>
      <text:p text:style-name="Standard">•<text:tab/>Measure the PR interval from the beginning of the P wave to the start of the QRS complex</text:p>
      <text:p text:style-name="Standard">•<text:tab/>Deviations from the normal PR interval may indicate AV block or pre-excitation</text:p>
      <text:p text:style-name="Standard">5. Assess QRS duration</text:p>
      <text:p text:style-name="Standard">•<text:tab/>Measure the width of the QRS complex</text:p>
      <text:p text:style-name="Standard">•<text:tab/>Prolonged QRS duration may suggest a bundle branch block or that the rhythm is of ventricular origin</text:p>
      <text:p text:style-name="Standard">6. Identify extra or early beats</text:p>
      <text:p text:style-name="Standard">•<text:tab/>Look for premature atrial contractions (PACs), premature junctional contractions (PJCs), or premature ventricular contractions (PVCs)</text:p>
      <text:p text:style-name="Standard">•<text:tab/>Note any patterns, such as bigeminy or trigeminy, which could indicate underlying issues</text:p>
      <text:p text:style-name="Standard">7. Check R wave progression</text:p>
      <text:p text:style-name="Standard">•<text:tab/>Ensure normal R wave progression in the precordial leads (V1–V6), with increasing amplitude from V1 to V4</text:p>
      <text:p text:style-name="Standard">•<text:tab/>Poor R wave progression may suggest anterior myocardial infarction or other pathologies</text:p>
      <text:p text:style-name="Standard">8. Evaluate ST segments</text:p>
      <text:p text:style-name="Standard">•<text:tab/>Examine ST segments for depression or elevation, which can indicate ischemia or infarction</text:p>
      <text:p text:style-name="Standard">•<text:tab/>Compare ST segment to isoelectric baseline or TP interval line to determine the extent and significance of deviations</text:p>
      <text:p text:style-name="Standard">9. Look for abnormal Q waves</text:p>
      <text:p text:style-name="Standard">•<text:tab/>Identify any Q waves that are deeper than 25% of the height of the R wave and are wider than 0.04 secs</text:p>
      <text:p text:style-name="Standard">•<text:tab/>Abnormal Q waves may signify previous myocardial infarction if present in a set of contiguous leads (e.g., lateral leads: I, aVL, V5, V6)</text:p>
      <text:p text:style-name="Standard"><text:soft-page-break/>10. Assess T waves</text:p>
      <text:p text:style-name="Standard">•<text:tab/>Check the size and shape of T waves; they should be upright in most leads and symmetrical</text:p>
      <text:p text:style-name="Standard">•<text:tab/>Inverted or peaked T waves can indicate ischemia, hyperkalemia, or other conditions</text:p>
      <text:p text:style-name="Standard">11. Identify U waves</text:p>
      <text:p text:style-name="Standard">•<text:tab/>Look for U waves following the T wave, most visible in leads V2 and V3</text:p>
      <text:p text:style-name="Standard">•<text:tab/>Prominent U waves may indicate hypokalemia or other electrolyte imbalances</text:p>
      <text:p text:style-name="Standard">12. Detect myocardial ischemia or infarct</text:p>
      <text:p text:style-name="Standard">•<text:tab/>Look for signs of ischemia (i.e., ST depression) or infarction (i.e., ST elevation)</text:p>
      <text:p text:style-name="Standard">•<text:tab/>Correlate findings with clinical presentation and history for accurate diagnosis</text:p>
      <text:p text:style-name="Standard">13. Summarize findings and name the EKG</text:p>
      <text:p text:style-name="Standard">•<text:tab/>Integrate all observations to name the EKG, considering rhythm, rate, intervals, and any abnormalities</text:p>
      <text:p text:style-name="Standard">•<text:tab/>Provide a concise interpretation that includes potential diagnoses and recommendations for further evaluation</text:p>
      <text:p text:style-name="Standard"><text:s/></text:p>
      <text:p text:style-name="Standard"><text:s/>2–V4, poor R wave progression is apparent, along with deep Q waves shown in V1–V2. ST elevation is displayed in leads I, aVL, and V5 with reciprocal ST depression in lead III.</text:p>
      <text:p text:style-name="Standard"><text:s/></text:p>
      <text:p text:style-name="Standard"><text:s/></text:p>
      <text:p text:style-name="Standard"><text:s/>1 to V4, indicating a possible anterior myocardial infarction or other pathological conditions affecting the anterior wall of the left ventricle.</text:p>
      <text:p text:style-name="Standard"><text:s/></text:p>
      <text:p text:style-name="Standard"><text:s/>5, and V6 with reciprocal ST depression in leads III, aVF, and in V1–V4. Q waves are also present in the lateral leads. The patient was quickly admitted to the catheterization lab. His coronary arteries, including the left circumflex, all were free of occlusive lesions. He had no coronary spasm during the procedure, but it was decided that spasm had been the cause of the EKG changes. His EKG reverted to normal.</text:p>
      <text:p text:style-name="Standard"><text:s/></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1T09:34:09.809556751</meta:creation-date>
    <dc:date>2025-09-11T09:35:13.744407947</dc:date>
    <meta:editing-duration>PT1M5S</meta:editing-duration>
    <meta:editing-cycles>1</meta:editing-cycles>
    <meta:document-statistic meta:table-count="0" meta:image-count="0" meta:object-count="0" meta:page-count="3" meta:paragraph-count="108" meta:word-count="925" meta:character-count="5381" meta:non-whitespace-character-count="4522"/>
    <meta:generator>LibreOffice/25.2.5.2$Linux_X86_64 LibreOffice_project/520$Build-2</meta:generator>
  </office:meta>
</office:document-meta>
</file>